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gers.getTi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gers.Tigers( Tiger ti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igers.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gers.Tig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igers.setTiger( Tiger ti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gers.setMap( Map &lt; String , Tiger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